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5-04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4-12-3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4-10-0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4-04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4-01-03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3-10-1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3-08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3-01-0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2-10-0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2-04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2-01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2-01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1-11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1-04-0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1-01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1-01-0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0-10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20-01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9-01-1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200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199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199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199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47101081801</text:p>
          </table:table-cell>
          <table:table-cell office:value-type="string" calcext:value-type="string">
            <text:p>24S 35W 11CBC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